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ocument.addEventListener("DOMContentLoaded", function () {</text:p>
      <text:p text:style-name="P1"><text:s text:c="4"/>const textContainer = document.getElementById("text-container");</text:p>
      <text:p text:style-name="P1"><text:s text:c="4"/>const colorBox = document.getElementById("colorbox");</text:p>
      <text:p text:style-name="P1"><text:s text:c="4"/>const colorChangeBtn = document.getElementById("colorchange");</text:p>
      <text:p text:style-name="P1"><text:s text:c="4"/>const fontSizeRange = document.getElementById("fontsize");</text:p>
      <text:p text:style-name="P1"><text:s text:c="4"/>const italicBtn = document.getElementById("italic");</text:p>
      <text:p text:style-name="P1"><text:s text:c="4"/>const underlineBtn = document.getElementById("underline");</text:p>
      <text:p text:style-name="P1"><text:s text:c="4"/>const boldBtn = document.getElementById("bold");</text:p>
      <text:p text:style-name="P1"><text:s text:c="4"/>const fontFamilySelect = document.getElementById("list");</text:p>
      <text:p text:style-name="P1"><text:s text:c="4"/>const getStyleBtn = document.getElementById("getstyle");</text:p>
      <text:p text:style-name="P1"><text:s text:c="4"/>const cssPropsParagraph = document.getElementById("css-props");</text:p>
      <text:p text:style-name="P1"/>
      <text:p text:style-name="P1"><text:s text:c="4"/>colorChangeBtn.addEventListener("click", function () {</text:p>
      <text:p text:style-name="P1"><text:s text:c="6"/>textContainer.style.color = colorBox.value;</text:p>
      <text:p text:style-name="P1"><text:s text:c="4"/>});</text:p>
      <text:p text:style-name="P1"/>
      <text:p text:style-name="P1"><text:s text:c="4"/>fontSizeRange.addEventListener("input", function () {</text:p>
      <text:p text:style-name="P1"><text:s text:c="6"/>textContainer.style.fontSize = fontSizeRange.value + "px";</text:p>
      <text:p text:style-name="P1"><text:s text:c="4"/>});</text:p>
      <text:p text:style-name="P1"/>
      <text:p text:style-name="P1"><text:s text:c="4"/>italicBtn.addEventListener("click", function () {</text:p>
      <text:p text:style-name="P1"><text:s text:c="6"/>textContainer.style.fontStyle =</text:p>
      <text:p text:style-name="P1"><text:s text:c="8"/>textContainer.style.fontStyle === "italic" ? "normal" : "italic";</text:p>
      <text:p text:style-name="P1"><text:s text:c="4"/>});</text:p>
      <text:p text:style-name="P1"/>
      <text:p text:style-name="P1"><text:s text:c="4"/>underlineBtn.addEventListener("click", function () {</text:p>
      <text:p text:style-name="P1"><text:s text:c="6"/>textContainer.style.textDecoration =</text:p>
      <text:p text:style-name="P1"><text:s text:c="8"/>textContainer.style.textDecoration === "underline"</text:p>
      <text:p text:style-name="P1"><text:s text:c="10"/>? "none"</text:p>
      <text:p text:style-name="P1"><text:s text:c="10"/>: "underline";</text:p>
      <text:p text:style-name="P1"><text:s text:c="4"/>});</text:p>
      <text:p text:style-name="P1"/>
      <text:p text:style-name="P1"><text:s text:c="4"/>boldBtn.addEventListener("click", function () {</text:p>
      <text:p text:style-name="P1"><text:s text:c="6"/>textContainer.style.fontWeight =</text:p>
      <text:p text:style-name="P1"><text:s text:c="8"/>textContainer.style.fontWeight === "bold" ? "normal" : "bold";</text:p>
      <text:p text:style-name="P1"><text:s text:c="4"/>});</text:p>
      <text:p text:style-name="P1"/>
      <text:p text:style-name="P1"><text:s text:c="4"/>fontFamilySelect.addEventListener("change", function () {</text:p>
      <text:p text:style-name="P1"><text:s text:c="6"/>textContainer.style.fontFamily = fontFamilySelect.value;</text:p>
      <text:p text:style-name="P1"><text:s text:c="4"/>});</text:p>
      <text:p text:style-name="P1"/>
      <text:p text:style-name="P1"><text:s text:c="4"/>getStyleBtn.addEventListener("click", function () {</text:p>
      <text:p text:style-name="P1"><text:s text:c="6"/>const cssProps = {</text:p>
      <text:p text:style-name="P1"><text:s text:c="8"/>color: textContainer.style.color,</text:p>
      <text:p text:style-name="P1"><text:s text:c="8"/>"font-size": textContainer.style.fontSize,</text:p>
      <text:p text:style-name="P1"><text:s text:c="8"/>"font-family": textContainer.style.fontFamily,</text:p>
      <text:p text:style-name="P1"><text:s text:c="8"/>"font-style": textContainer.style.fontStyle,</text:p>
      <text:p text:style-name="P1"><text:s text:c="8"/>"font-weight": textContainer.style.fontWeight,</text:p>
      <text:p text:style-name="P1"><text:s text:c="8"/>"text-decoration": textContainer.style.textDecoration,</text:p>
      <text:p text:style-name="P1"><text:s text:c="6"/>};</text:p>
      <text:p text:style-name="P1"/>
      <text:p text:style-name="P1"><text:s text:c="6"/>let cssPropsStr = "";</text:p>
      <text:p text:style-name="P1"><text:s text:c="6"/>for (const prop in cssProps) {</text:p>
      <text:p text:style-name="P1"><text:s text:c="8"/>if (cssProps[prop]) {</text:p>
      <text:p text:style-name="P1"><text:s text:c="10"/>cssPropsStr += `${prop}: ${cssProps[prop]}; `;</text:p>
      <text:p text:style-name="P1"><text:s text:c="8"/>}</text:p>
      <text:p text:style-name="P1"><text:s text:c="6"/>}</text:p>
      <text:p text:style-name="P1"/>
      <text:p text:style-name="P1"><text:s text:c="6"/>cssPropsParagraph.textContent = cssPropsStr;</text:p>
      <text:p text:style-name="P1"><text:s text:c="4"/>});</text:p>
      <text:p text:style-name="P1"><text:s text:c="2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